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co22" style:family="table-column">
      <style:table-column-properties fo:break-before="auto" style:column-width="3.268cm"/>
    </style:style>
    <style:style style:name="co23" style:family="table-column">
      <style:table-column-properties fo:break-before="auto" style:column-width="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98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ammy Nuns</text:p>
          </table:table-cell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5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6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5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Documents falling</text:p>
          </table:table-cell>
          <table:table-cell table:style-name="ce2" office:value-type="string">
            <text:p>Stylo Falling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4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NTete1</text:p>
          </table:table-cell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985"/>
        </table:table-row>
        <table:table-row table:style-name="ro3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NCorps1</text:p>
          </table:table-cell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985"/>
        </table:table-row>
        <table:table-row table:style-name="ro3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NRobe1</text:p>
          </table:table-cell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 table:number-columns-repeated="3"/>
          <table:table-cell office:value-type="string">
            <text:p>WashMachine</text:p>
          </table:table-cell>
          <table:table-cell table:number-columns-repeated="985"/>
        </table:table-row>
        <table:table-row table:style-name="ro3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NMainJardin1</text:p>
          </table:table-cell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 table:number-columns-repeated="3"/>
          <table:table-cell office:value-type="string">
            <text:p>Djbebe</text:p>
          </table:table-cell>
          <table:table-cell table:number-columns-repeated="985"/>
        </table:table-row>
        <table:table-row table:style-name="ro3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NMainCour1</text:p>
          </table:table-cell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985"/>
        </table:table-row>
        <table:table-row table:style-name="ro3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NJambeJardin1</text:p>
          </table:table-cell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NoMustach</text:p>
          </table:table-cell>
          <table:table-cell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5"/>
        </table:table-row>
        <table:table-row table:style-name="ro3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NJambeCour1</text:p>
          </table:table-cell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6"/>
          <table:table-cell office:value-type="string">
            <text:p>CuveGalootContent</text:p>
          </table:table-cell>
          <table:table-cell table:number-columns-repeated="985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NPisse1</text:p>
          </table:table-cell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6"/>
          <table:table-cell office:value-type="string">
            <text:p>CuveGalootContent2</text:p>
          </table:table-cell>
          <table:table-cell table:number-columns-repeated="985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MNTete2</text:p>
          </table:table-cell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Stylo</text:p>
          </table:table-cell>
          <table:table-cell/>
          <table:table-cell office:value-type="string">
            <text:p>DjventiloPales</text:p>
          </table:table-cell>
          <table:table-cell table:number-columns-repeated="985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MNCorps2</text:p>
          </table:table-cell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4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MNRobe2</text:p>
          </table:table-cell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4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3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MNMainJardin2</text:p>
          </table:table-cell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4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2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MNMainCour2</text:p>
          </table:table-cell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4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2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/>
          <table:table-cell office:value-type="string">
            <text:p>MNJambeJardin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4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/>
          <table:table-cell office:value-type="string">
            <text:p>MNJambeCour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4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office:value-type="string">
            <text:p>MNPisse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4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80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office:value-type="string">
            <text:p>MNTete3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4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80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5"/>
          <table:table-cell office:value-type="string">
            <text:p>MNCorps3</text:p>
          </table:table-cell>
          <table:table-cell table:number-columns-repeated="4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7"/>
          <table:table-cell office:value-type="string">
            <text:p>DunjonDoor5</text:p>
          </table:table-cell>
          <table:table-cell table:number-columns-repeated="985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5"/>
          <table:table-cell office:value-type="string">
            <text:p>MNRobe3</text:p>
          </table:table-cell>
          <table:table-cell table:number-columns-repeated="4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7"/>
          <table:table-cell office:value-type="string">
            <text:p>DunjonDoor5Cadre</text:p>
          </table:table-cell>
          <table:table-cell table:number-columns-repeated="985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4"/>
          <table:table-cell office:value-type="string">
            <text:p>MNMainJardin3</text:p>
          </table:table-cell>
          <table:table-cell table:number-columns-repeated="4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7"/>
          <table:table-cell office:value-type="string">
            <text:p>PeterPanTete</text:p>
          </table:table-cell>
          <table:table-cell table:number-columns-repeated="984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4"/>
          <table:table-cell office:value-type="string">
            <text:p>MNMainCour3</text:p>
          </table:table-cell>
          <table:table-cell table:number-columns-repeated="4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7"/>
          <table:table-cell office:value-type="string">
            <text:p>PeterPanCorps</text:p>
          </table:table-cell>
          <table:table-cell table:number-columns-repeated="984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4"/>
          <table:table-cell office:value-type="string">
            <text:p>MNJambeJardin3</text:p>
          </table:table-cell>
          <table:table-cell table:number-columns-repeated="4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6"/>
          <table:table-cell office:value-type="string">
            <text:p>Agreement1</text:p>
          </table:table-cell>
          <table:table-cell table:number-columns-repeated="3"/>
          <table:table-cell office:value-type="string">
            <text:p>PeterPanJambe1</text:p>
          </table:table-cell>
          <table:table-cell table:number-columns-repeated="984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4"/>
          <table:table-cell office:value-type="string">
            <text:p>MNJambeCour3</text:p>
          </table:table-cell>
          <table:table-cell table:number-columns-repeated="7"/>
          <table:table-cell office:value-type="string">
            <text:p>HAABCorps</text:p>
          </table:table-cell>
          <table:table-cell table:number-columns-repeated="6"/>
          <table:table-cell office:value-type="string">
            <text:p>Agreement2</text:p>
          </table:table-cell>
          <table:table-cell table:number-columns-repeated="3"/>
          <table:table-cell office:value-type="string">
            <text:p>PeterPanJambe2</text:p>
          </table:table-cell>
          <table:table-cell table:number-columns-repeated="984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4"/>
          <table:table-cell office:value-type="string">
            <text:p>MNPisse3</text:p>
          </table:table-cell>
          <table:table-cell table:number-columns-repeated="7"/>
          <table:table-cell office:value-type="string">
            <text:p>HAABBrasJardin</text:p>
          </table:table-cell>
          <table:table-cell table:number-columns-repeated="6"/>
          <table:table-cell office:value-type="string">
            <text:p>Agreement3</text:p>
          </table:table-cell>
          <table:table-cell table:number-columns-repeated="3"/>
          <table:table-cell office:value-type="string">
            <text:p>PeterPanBras</text:p>
          </table:table-cell>
          <table:table-cell table:number-columns-repeated="984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2"/>
          <table:table-cell office:value-type="string">
            <text:p>HAABBrasCour</text:p>
          </table:table-cell>
          <table:table-cell table:number-columns-repeated="6"/>
          <table:table-cell office:value-type="string">
            <text:p>Agreement4</text:p>
          </table:table-cell>
          <table:table-cell table:number-columns-repeated="3"/>
          <table:table-cell office:value-type="string">
            <text:p>PeterPanBrasFond</text:p>
          </table:table-cell>
          <table:table-cell table:number-columns-repeated="984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1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3"/>
          <table:table-cell office:value-type="string">
            <text:p>Agreement5</text:p>
          </table:table-cell>
          <table:table-cell table:number-columns-repeated="4"/>
          <table:table-cell office:value-type="string">
            <text:p>CowboyJambe1</text:p>
          </table:table-cell>
          <table:table-cell table:number-columns-repeated="983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1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3"/>
          <table:table-cell office:value-type="string">
            <text:p>Agreement6</text:p>
          </table:table-cell>
          <table:table-cell table:number-columns-repeated="4"/>
          <table:table-cell office:value-type="string">
            <text:p>CowboyJambe2</text:p>
          </table:table-cell>
          <table:table-cell table:number-columns-repeated="983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1"/>
          <table:table-cell office:value-type="string">
            <text:p>HAABHarnais</text:p>
          </table:table-cell>
          <table:table-cell table:number-columns-repeated="6"/>
          <table:table-cell office:value-type="string">
            <text:p>Agreement7</text:p>
          </table:table-cell>
          <table:table-cell table:number-columns-repeated="4"/>
          <table:table-cell office:value-type="string">
            <text:p>CowboyBras</text:p>
          </table:table-cell>
          <table:table-cell table:number-columns-repeated="983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1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7"/>
          <table:table-cell office:value-type="string">
            <text:p>CowboyBrasFond</text:p>
          </table:table-cell>
          <table:table-cell table:number-columns-repeated="983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8"/>
          <table:table-cell office:value-type="string">
            <text:p>AnnieJambe1</text:p>
          </table:table-cell>
          <table:table-cell table:number-columns-repeated="982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23"/>
          <table:table-cell office:value-type="string">
            <text:p>AnnieJambe2</text:p>
          </table:table-cell>
          <table:table-cell table:number-columns-repeated="982"/>
        </table:table-row>
        <table:table-row table:style-name="ro2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23"/>
          <table:table-cell office:value-type="string">
            <text:p>AnnieBras</text:p>
          </table:table-cell>
          <table:table-cell table:number-columns-repeated="982"/>
        </table:table-row>
        <table:table-row table:style-name="ro2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23"/>
          <table:table-cell office:value-type="string">
            <text:p>AnnieBrasFond</text:p>
          </table:table-cell>
          <table:table-cell table:number-columns-repeated="982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 table:number-columns-repeated="23"/>
          <table:table-cell office:value-type="string">
            <text:p>ChienAnnieJambe1</text:p>
          </table:table-cell>
          <table:table-cell table:number-columns-repeated="981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 table:number-columns-repeated="23"/>
          <table:table-cell office:value-type="string">
            <text:p>ChienAnnieJambe2</text:p>
          </table:table-cell>
          <table:table-cell table:number-columns-repeated="981"/>
        </table:table-row>
        <table:table-row table:style-name="ro3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table:number-columns-repeated="23"/>
          <table:table-cell office:value-type="string">
            <text:p>DollyRobe</text:p>
          </table:table-cell>
          <table:table-cell table:number-columns-repeated="980"/>
        </table:table-row>
        <table:table-row table:style-name="ro3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table:number-columns-repeated="23"/>
          <table:table-cell office:value-type="string">
            <text:p>DollyBras</text:p>
          </table:table-cell>
          <table:table-cell table:number-columns-repeated="980"/>
        </table:table-row>
        <table:table-row table:style-name="ro3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table:number-columns-repeated="23"/>
          <table:table-cell office:value-type="string">
            <text:p>DollyBrasFond</text:p>
          </table:table-cell>
          <table:table-cell table:number-columns-repeated="980"/>
        </table:table-row>
        <table:table-row table:style-name="ro1" table:number-rows-repeated="24">
          <table:table-cell table:number-columns-repeated="1024"/>
        </table:table-row>
        <table:table-row table:style-name="ro3">
          <table:table-cell office:value-type="string">
            <text:p>DummyScrollToCour</text:p>
          </table:table-cell>
          <table:table-cell table:number-columns-repeated="1023"/>
        </table:table-row>
        <table:table-row table:style-name="ro3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09:35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4T11:15:20</dc:date>
    <meta:editing-duration>P1DT8H11M50S</meta:editing-duration>
    <meta:editing-cycles>201</meta:editing-cycles>
    <meta:generator>LibreOffice/4.0.4.2$Linux_x86 LibreOffice_project/400m0$Build-2</meta:generator>
    <meta:document-statistic meta:table-count="1" meta:cell-count="364" meta:object-count="0"/>
  </office:meta>
</office:document-meta>
</file>